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8000000C8BCF68EDA52104E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058cm" svg:stroke-color="#000000" draw:marker-start-width="1.787cm" draw:marker-end-width="1.787cm" svg:stroke-linecap="round" draw:fill="none" draw:textarea-vertical-align="middle" draw:auto-grow-height="false" fo:min-height="10.459cm" fo:min-width="0cm" fo:padding-top="0.654cm" fo:padding-bottom="0.654cm" fo:padding-left="0.779cm" fo:padding-right="0.779cm"/>
    </style:style>
    <style:style style:name="gr2" style:family="graphic" style:parent-style-name="standard">
      <style:graphic-properties svg:stroke-width="1.058cm" svg:stroke-color="#000000" draw:marker-start-width="1.787cm" draw:marker-end-width="1.787cm" svg:stroke-linecap="round" draw:fill="none" draw:textarea-vertical-align="middle" draw:auto-grow-height="false" fo:min-height="11.527cm" fo:min-width="0.36cm" fo:padding-top="0.654cm" fo:padding-bottom="0.654cm" fo:padding-left="0.779cm" fo:padding-right="0.779cm"/>
    </style:style>
    <style:style style:name="gr3" style:family="graphic" style:parent-style-name="standard">
      <style:graphic-properties svg:stroke-width="1.058cm" svg:stroke-color="#000000" draw:marker-start-width="1.787cm" draw:marker-end-width="1.787cm" svg:stroke-linecap="round" draw:fill="none" draw:textarea-vertical-align="middle" draw:auto-grow-height="false" fo:min-height="2.614cm" fo:min-width="0cm" fo:padding-top="0.654cm" fo:padding-bottom="0.654cm" fo:padding-left="0.779cm" fo:padding-right="0.779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69cm" fo:min-width="0.44cm"/>
    </style:style>
    <style:style style:name="gr5" style:family="graphic" style:parent-style-name="standard">
      <style:graphic-properties svg:stroke-width="1.058cm" svg:stroke-color="#000000" draw:marker-start-width="1.787cm" draw:marker-end-width="1.787cm" draw:fill="none" draw:textarea-horizontal-align="justify" draw:textarea-vertical-align="middle" draw:auto-grow-height="false" fo:min-height="5.16cm" fo:min-width="4.911cm" fo:padding-top="0.654cm" fo:padding-bottom="0.654cm" fo:padding-left="0.779cm" fo:padding-right="0.779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917cm" svg:height="12.835cm" svg:x="3.648cm" svg:y="6.865cm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2" draw:text-style-name="P1" draw:layer="layout" svg:width="1.918cm" svg:height="12.835cm" svg:x="16.482cm" svg:y="6.865cm">
              <text:p/>
    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</draw:g>
          <draw:custom-shape draw:style-name="gr3" draw:text-style-name="P1" draw:layer="layout" svg:width="1.475cm" svg:height="4.278cm" draw:transform="rotate (-1.5707963267949) translate (13.163cm 4.8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4" draw:text-style-name="P2" draw:layer="layout" svg:width="1.328cm" svg:height="1.328cm" svg:x="5.13cm" svg:y="8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5" draw:text-style-name="P1" draw:layer="layout" svg:width="9.147cm" svg:height="9.146cm" svg:x="6.45cm" svg:y="8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3" draw:layer="layout" svg:width="5.606cm" svg:height="5.606cm" svg:x="8.221cm" svg:y="10.701cm">
              <draw:image xlink:href="Pictures/10000201000000C8000000C8BCF68EDA52104E5C.png" xlink:type="simple" xlink:show="embed" xlink:actuate="onLoad" loext:mime-type="image/png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Wesley Branton</meta:initial-creator>
    <meta:creation-date>2019-11-22T23:46:41.882000000</meta:creation-date>
    <dc:date>2019-11-23T00:00:41.685000000</dc:date>
    <dc:creator>Wesley Branton</dc:creator>
    <meta:editing-duration>PT3M49S</meta:editing-duration>
    <meta:editing-cycles>1</meta:editing-cycles>
    <meta:document-statistic meta:object-count="9"/>
    <meta:generator>LibreOffice/6.3.1.2$Windows_X86_64 LibreOffice_project/b79626edf0065ac373bd1df5c28bd630b4424273</meta:generator>
  </office:meta>
</office:document-meta>
</file>